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Body">
      <style:paragraph-properties fo:line-height="150%" fo:text-align="justify" style:justify-single-word="false"/>
      <style:text-properties style:font-name="Times New Roman" fo:font-size="11pt" fo:language="fi" fo:country="FI" fo:font-weight="normal" style:font-size-asian="11pt" style:font-weight-asian="normal" style:font-size-complex="11pt" style:font-weight-complex="bold"/>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äyttöohjeet</text:p>
      <text:p text:style-name="Standard"/>
      <text:p text:style-name="P3">Taitaja - henkilöosaamiskortisto</text:p>
      <text:p text:style-name="P3"/>
      <text:p text:style-name="P3"/>
      <text:p text:style-name="P2"><text:span text:style-name="T1">Pääikkuna</text:span>: Ohjelman käynnistyessa avautuu pääikkuna, jossa on lista kortistossa olevista henkilöistä. Listalta voit valita henkilön joko napauttamalla halutun henkilön nimeä tai käyttämällä nuolinäppäimiä. Jos listalla on enemmän henkilöitä kuin mahtuu näkyville, listaa voi selata rullaamalla . Listalta valitun henkilön voit poistaa nappia painamalla. Ohjelma kuitenkin varmistaa että haluat varmasti poistaa kyseisen henkilön.</text:p>
      <text:p text:style-name="P2"><text:span text:style-name="T1">Lisäysikkuna</text:span>: Painamalla pääikkunan Lisää henkilö -nappia aukeaa lisäysikkuna, jossa voit lisätä uuden henkilön ja hänelle taitoja. Pääset tekstikentästä toiseen napauttamalla haluamaasi kenttää, tabulaattorilla tai painamalla enteriä. Jos saman niminen henkilö on jo kortistossa, ohjelma huomauttaa asiasta eikä henkilöä lisätä. Henkilölle pitää asettaa sekä etu- että sukunimi muuten lisäys ei onnistu. Lisätyt taidot näkyvät taidot listalla sitä mukaan kun niitä lisätään. Taitoja voi selata samalla tavalla kuin henkilöitä pääikkunassa. Jos henkilöllä on jo taito, jota yrität lisätä, ohjelma huomautta asiasta eikä taitoa lisätä. Kun valitset listalta taidon, voit asettaa sille osaamisen tason valitsemalla kolmesta radionappulasta (1 = kohtalainen, 3 = erinomainen). Voit myös poistaa listalta valitsemasi taidon. Ohjelma ei varoita taidon poistamisesta. </text:p>
      <text:p text:style-name="P2"><text:span text:style-name="T1">Henkilöikkuna</text:span>: Pääikkunan tai hakuikkunan (ks. alla) listalla olevan henkilön nimeä kaksoisnapauttamalla voit katsoa henkilön korttia. Kortissa on lista henkilön taidoista. Listalla on ylimpänä henkilön taidot, jotka hän taitaa erinomaisesti. Alimpana ovat taidot, joille ei ole asetettu osaamisen tasoa. Listaa voi selata kuten muissakin ikkunoissa. Valitun taidon voi poistaa ja osaamisen tason asettaa tai muuttaa. Osaamisen tasoa ei saa kokonaan pois sen jälkeen kun se on kerran asetettu. Kun listalle lisätään taito tai taidon osaamisen tasoa muutetaan, tieto tallennetaan henkilön tietoihin heti, jotta listan järjestys saadaan päivitettyä. Ikkunan sulkeminen rastista ei siis peruuta muutoksia. Henkilön voi poistaa ainoastaan pääikkunasta. Henkilöikkuna kannattaa sulkea ennen poistamista, mutta ei ole välttämätöntä.</text:p>
      <text:p text:style-name="P2"><text:span text:style-name="T1">Nimenmuutosikkuna</text:span>: <text:s/>Henkilöikkunan Muokkaa nimeä-nappia painamalla avautuu ikkuna, jossa voit muokata kyseisen henkilön nimeä. Henkilön nimet ovat valmiiksi tekstikentissä, joten muokkaaminen on helppoa. Myöskään tässä ei kumpikaan kenttä saa olla tyhjä.</text:p>
      <text:p text:style-name="P2"><text:span text:style-name="T1">Hakuikkuna</text:span>: Pääikkunan hae-nappia painamalla pääset haku ikkunaan, jossa voit hakea henkilöitä joko etu- ja/tai sukunimen perusteella tai taidon perusteella. Tekstikentistä pääset toiseen tabulaattorilla. Kirjoitettuasi hakuehdot kentiin voit suorittaa haun joko Hae-nappulasta tai enteriä painamalla. Huomaathan, että et voi hakea sekä nimellä että taidolla. Haun tuloksena saatujen henkilöiden nimet näkyvät listana oikealla. Listaa voi selata kuten muissakin ikkunoissa. Kaksoinapauttamalla henkilön nimeä pääset kyseisen henkilön henkilökorttiin, jossa voit muokata henkilön tieto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ody"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Heidi Jauhiain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idi Jauhiainen</meta:initial-creator>
    <meta:creation-date>2012-02-23T09:52:31</meta:creation-date>
    <dc:date>2012-02-23T12:05:18</dc:date>
    <dc:creator>Heidi Jauhiainen</dc:creator>
    <meta:editing-duration>PT01H57M47S</meta:editing-duration>
    <meta:editing-cycles>3</meta:editing-cycles>
    <meta:generator>OpenOffice.org/3.2$Unix OpenOffice.org_project/320m18$Build-9502</meta:generator>
    <meta:document-statistic meta:table-count="0" meta:image-count="0" meta:object-count="0" meta:page-count="1" meta:paragraph-count="8" meta:word-count="373" meta:character-count="3018"/>
  </office:meta>
</office:document-meta>
</file>